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page-number="2"/>
    </style:style>
  </office:automatic-styles>
  <office:body>
    <office:text>
      <text:p>this is an example of table with the style:page-number set to be 2, the page number that should be used for the first page of the table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